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bat+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L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LA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ULS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bat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2:45:48.972000000</meta:creation-date>
    <dc:date>2025-03-13T09:44:05.248000000</dc:date>
    <meta:editing-duration>PT14H3M12S</meta:editing-duration>
    <meta:editing-cycles>2</meta:editing-cycles>
    <meta:generator>LibreOffice/7.5.1.2$Windows_X86_64 LibreOffice_project/fcbaee479e84c6cd81291587d2ee68cba099e129</meta:generator>
    <meta:document-statistic meta:table-count="1" meta:cell-count="20" meta:object-count="0"/>
  </office:meta>
</office:document-meta>
</file>